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007" officeooo:paragraph-rsid="0014e007"/>
    </style:style>
    <style:style style:name="P2" style:family="paragraph" style:parent-style-name="Standard">
      <style:text-properties officeooo:rsid="0014e007" officeooo:paragraph-rsid="0014e007"/>
    </style:style>
    <style:style style:name="P3" style:family="paragraph" style:parent-style-name="Standard">
      <style:text-properties officeooo:rsid="001774bd" officeooo:paragraph-rsid="001774bd"/>
    </style:style>
    <style:style style:name="P4" style:family="paragraph" style:parent-style-name="Standard">
      <style:text-properties officeooo:rsid="0018c5aa" officeooo:paragraph-rsid="0018c5aa"/>
    </style:style>
    <style:style style:name="P5" style:family="paragraph" style:parent-style-name="Standard">
      <style:text-properties officeooo:rsid="001b4826" officeooo:paragraph-rsid="001b48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officeooo:rsid="00157643"/>
    </style:style>
    <style:style style:name="T4" style:family="text">
      <style:text-properties officeooo:rsid="0018c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equête </text:span>: GET /commande/<text:span text:style-name="T3">&lt;id&gt;</text:span></text:p>
      <text:p text:style-name="P1"/>
      <text:p text:style-name="P1"><text:span text:style-name="T2">Réponse </text:span>: </text:p>
      <text:p text:style-name="P1"/>
      <text:p text:style-name="P1">- S’il y a des commandes en attente :</text:p>
      <text:p text:style-name="P1"/>
      <text:p text:style-name="P1"><text:span text:style-name="T1">Status </text:span>: 200 (HTTP OK)</text:p>
      <text:p text:style-name="P1"><text:span text:style-name="T1">Données </text:span>: </text:p>
      <text:p text:style-name="P1">type: object</text:p>
      <text:p text:style-name="P1">properties:</text:p>
      <text:p text:style-name="P1">{</text:p>
      <text:p text:style-name="P1"><text:tab/>"type" : {type: string},</text:p>
      <text:p text:style-name="P1"><text:tab/>"joueur" : {type: boolean},</text:p>
      <text:p text:style-name="P1"><text:tab/>"ancx" : {type: number, minimum: 0, maximum: 23},</text:p>
      <text:p text:style-name="P1"><text:tab/>"ancy" : {type: number, minimum: 0, maximum: 23},</text:p>
      <text:p text:style-name="P1"><text:tab/>"newx" : {type: number, minimum: 0, maximum: 23},</text:p>
      <text:p text:style-name="P1"><text:tab/>"newy" : {type: number, minimum: 0, maximum: 23},</text:p>
      <text:p text:style-name="P1"><text:tab/>"degat" : {type: number},</text:p>
      <text:p text:style-name="P1"><text:tab/>"sauvEquipe" : {type: boolean},</text:p>
      <text:p text:style-name="P1"><text:tab/>"sauvType" : {type: number},</text:p>
      <text:p text:style-name="P1"><text:tab/>"afficher" : {type: boolean}</text:p>
      <text:p text:style-name="P1">}</text:p>
      <text:p text:style-name="P1">}</text:p>
      <text:p text:style-name="P1"/>
      <text:p text:style-name="P1">- <text:span text:style-name="T4">S’il n’y a pas de commandes en attente</text:span></text:p>
      <text:p text:style-name="P1"/>
      <text:p text:style-name="P4"><text:span text:style-name="T1">Status </text:span>: 404 (HTTP NOT FOUND)</text:p>
      <text:p text:style-name="P1"/>
      <text:p text:style-name="P1"/>
      <text:p text:style-name="P1"><text:span text:style-name="T2">Requête </text:span>: PUT /commande/</text:p>
      <text:p text:style-name="P1"/>
      <text:p text:style-name="P1"><text:span text:style-name="T1">Status </text:span>: 200 (HTTP OK)</text:p>
      <text:p text:style-name="P1"><text:span text:style-name="T1">Données </text:span>: </text:p>
      <text:p text:style-name="P1">type: object</text:p>
      <text:p text:style-name="P3">{</text:p>
      <text:p text:style-name="P1">properties:</text:p>
      <text:p text:style-name="P1">{</text:p>
      <text:p text:style-name="P4"><text:tab/>« epoch « : {type : number},</text:p>
      <text:p text:style-name="P1"><text:tab/>"type" : {type: string},</text:p>
      <text:p text:style-name="P1"><text:tab/>"joueur" : {type: boolean},</text:p>
      <text:p text:style-name="P1"><text:tab/>"ancx" : {type: number, minimum: 0, maximum: 23},</text:p>
      <text:p text:style-name="P1"><text:tab/>"ancy" : {type: number, minimum: 0, maximum: 23},</text:p>
      <text:p text:style-name="P1"><text:tab/>"newx" : {type: number, minimum: 0, maximum: 23},</text:p>
      <text:p text:style-name="P1"><text:tab/>"newy" : {type: number, minimum: 0, maximum: 23},</text:p>
      <text:p text:style-name="P1"><text:tab/>"degat" : {type: number},</text:p>
      <text:p text:style-name="P1"><text:tab/>"sauvEquipe" : {type: boolean},</text:p>
      <text:p text:style-name="P1"><text:tab/>"sauvType" : {type: number},</text:p>
      <text:p text:style-name="P1"><text:tab/>"afficher" : {type: boolean}</text:p>
      <text:p text:style-name="P1">}</text:p>
      <text:p text:style-name="P1">}</text:p>
      <text:p text:style-name="P1"/>
      <text:p text:style-name="P1"/>
      <text:p text:style-name="P5"><text:soft-page-break/>Requête : PUT/joueur/<text:line-break/>Données :</text:p>
      <text:p text:style-name="P5">type : « object »</text:p>
      <text:p text:style-name="P5">{</text:p>
      <text:p text:style-name="P5">properties</text:p>
      <text:p text:style-name="P5">{</text:p>
      <text:p text:style-name="P5"><text:tab/>« equipe » : {type:boolean},</text:p>
      <text:p text:style-name="P5"><text:tab/>« type » : {type:string}<text:tab/></text:p>
      <text:p text:style-name="P5">}</text:p>
      <text:p text:style-name="P5">}</text:p>
      <text:p text:style-name="P5"/>
      <text:p text:style-name="P5"/>
      <text:p text:style-name="P5">Requête : GET /joueurs/<text:line-break/>Données :</text:p>
      <text:p text:style-name="P5"/>
      <text:p text:style-name="P5">type : « object » :</text:p>
      <text:p text:style-name="P5">{</text:p>
      <text:p text:style-name="P5">properties</text:p>
      <text:p text:style-name="P5">{</text:p>
      <text:p text:style-name="P5"><text:tab/>« equipe » : {type:boolean},</text:p>
      <text:p text:style-name="P5"><text:tab/>« type » : {type:string}<text:tab/></text:p>
      <text:p text:style-name="P5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18:05.469969999</meta:creation-date>
    <dc:date>2016-12-06T16:02:34.336180385</dc:date>
    <meta:editing-duration>PT2H15M26S</meta:editing-duration>
    <meta:editing-cycles>5</meta:editing-cycles>
    <meta:generator>LibreOffice/5.1.4.2$Linux_x86 LibreOffice_project/10m0$Build-2</meta:generator>
    <meta:document-statistic meta:table-count="0" meta:image-count="0" meta:object-count="0" meta:page-count="2" meta:paragraph-count="59" meta:word-count="231" meta:character-count="1289" meta:non-whitespace-character-count="1087"/>
  </office:meta>
</office:document-meta>
</file>